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office:automatic-styles>
  <office:body>
    <office:presentation>
      <draw:page draw:name="Slide1" draw:style-name="a380" draw:master-page-name="Master1-Layout1-title-Title-Slide" presentation:presentation-page-layout-name="Master1-PPL1" draw:id="Slide-256">
        <draw:frame draw:id="id63" presentation:style-name="a384" draw:name="Title 1" svg:x="1.66667in" svg:y="1.22743in" svg:width="10in" svg:height="2.61111in" presentation:class="title" presentation:placeholder="false">
          <draw:text-box>
            <text:p text:style-name="a383" text:class-names="" text:cond-style-name=""><text:span text:style-name="a381" text:class-names="">Design of Twiss Parameter Storage in Puffin</text:span><text:span text:style-name="a382" text:class-names=""/></text:p>
          </draw:text-box>
          <svg:title/>
          <svg:desc/>
        </draw:frame>
        <draw:frame draw:id="id64" presentation:style-name="a390" draw:name="Subtitle 2" svg:x="1.66667in" svg:y="3.93924in" svg:width="10in" svg:height="1.81076in" presentation:class="subtitle" presentation:placeholder="false">
          <draw:text-box>
            <text:p text:style-name="a386" text:class-names="" text:cond-style-name=""><text:span text:style-name="a385" text:class-names="">Jonathan Smith</text:span></text:p>
            <text:p text:style-name="a389" text:class-names="" text:cond-style-name=""><text:span text:style-name="a387" text:class-names="">24.06.2016</text:span><text:span text:style-name="a388" text:class-names=""/></text:p>
          </draw:text-box>
          <svg:title/>
          <svg:desc/>
        </draw:frame>
      </draw:page>
      <draw:page draw:name="Slide2" draw:style-name="a391" draw:master-page-name="Master1-Layout2-obj-Title-and-Content" presentation:presentation-page-layout-name="Master1-PPL2" draw:id="Slide-257">
        <draw:frame draw:id="id65" presentation:style-name="a395" draw:name="Title 1" svg:x="0.91667in" svg:y="0.39931in" svg:width="11.5in" svg:height="1.44965in" presentation:class="title" presentation:placeholder="false">
          <draw:text-box>
            <text:p text:style-name="a394" text:class-names="" text:cond-style-name=""><text:span text:style-name="a392" text:class-names="">The particles <text:s text:c="1"/>live on multiple nodes so…</text:span><text:span text:style-name="a393" text:class-names=""/></text:p>
          </draw:text-box>
          <svg:title/>
          <svg:desc/>
        </draw:frame>
        <draw:frame draw:id="id66" presentation:style-name="a429" draw:name="Content Placeholder 2" svg:x="0.91667in" svg:y="1.99653in" svg:width="11.5in" svg:height="4.75868in" presentation:class="outline" presentation:placeholder="false">
          <draw:text-box>
            <text:list text:style-name="a398">
              <text:list-item>
                <text:p text:style-name="a397" text:class-names="" text:cond-style-name=""><text:span text:style-name="a396" text:class-names="">Slices may need particles on multiple ranks unless we require that the number of slices is an integer multiple of the number of ranks (ugly).</text:span></text:p>
              </text:list-item>
            </text:list>
            <text:list text:style-name="a401">
              <text:list-item>
                <text:p text:style-name="a400" text:class-names="" text:cond-style-name=""><text:span text:style-name="a399" text:class-names="">Probably want a single rank to write all the data, <text:s text:c="1"/>or alternatively have ranks take responsibility for slices where (say) the cell index of the start particle is controlled on that node.</text:span></text:p>
              </text:list-item>
            </text:list>
            <text:list text:style-name="a404">
              <text:list-item>
                <text:p text:style-name="a403" text:class-names="" text:cond-style-name=""><text:span text:style-name="a402" text:class-names="">Simplest implementation, is that all ranks sum</text:span></text:p>
              </text:list-item>
            </text:list>
            <text:list text:style-name="a407">
              <text:list-item>
                <text:p text:style-name="a406" text:class-names="" text:cond-style-name=""><text:span text:style-name="a405" text:class-names="">A) all slices, for<text:s text:c="1"/></text:span></text:p>
              </text:list-item>
            </text:list>
            <text:list text:style-name="a410">
              <text:list-item>
                <text:p text:style-name="a409" text:class-names="" text:cond-style-name=""><text:span text:style-name="a408" text:class-names="">B) all phase space coordinates, all squares of all phase space coordinates, and all products of phase space coordinates.</text:span></text:p>
              </text:list-item>
            </text:list>
            <text:list text:style-name="a428">
              <text:list-item>
                <text:p text:style-name="a427" text:class-names="" text:cond-style-name=""><text:span text:style-name="a411" text:class-names="">We should<text:s text:c="1"/></text:span><text:span text:style-name="a412" text:class-names="">calcalule</text:span><text:span text:style-name="a413" text:class-names=""><text:s text:c="1"/>‘scaled’ emittance as a raw parameter.<text:s text:c="1"/></text:span><text:span text:style-name="a414" text:class-names="">x,y</text:span><text:span text:style-name="a415" text:class-names=""><text:s text:c="1"/>(in universal scale –<text:s text:c="1"/></text:span><text:span text:style-name="a416" text:class-names="">ie</text:span><text:span text:style-name="a417" text:class-names=""><text:s text:c="1"/></text:span><text:span text:style-name="a418" text:class-names="">x,y</text:span><text:span text:style-name="a419" text:class-names=""><text:s text:c="2"/>x=</text:span><text:span text:style-name="a420" text:class-names="">x_si</text:span><text:span text:style-name="a421" text:class-names="">/</text:span><text:span text:style-name="a422" text:class-names="">sqrt</text:span><text:span text:style-name="a423" text:class-names="">(</text:span><text:span text:style-name="a424" text:class-names="">lclg</text:span><text:span text:style-name="a425" text:class-names="">)</text:span><text:span text:style-name="a426" text:class-names=""/></text:p>
              </text:list-item>
            </text:list>
          </draw:text-box>
          <svg:title/>
          <svg:desc/>
        </draw:frame>
      </draw:page>
      <draw:page draw:name="Slide3" draw:style-name="a430" draw:master-page-name="Master1-Layout2-obj-Title-and-Content" presentation:presentation-page-layout-name="Master1-PPL2" draw:id="Slide-258">
        <draw:frame draw:id="id67" presentation:style-name="a434" draw:name="Title 1" svg:x="0.91667in" svg:y="0.39931in" svg:width="11.5in" svg:height="1.44965in" presentation:class="title" presentation:placeholder="false">
          <draw:text-box>
            <text:p text:style-name="a433" text:class-names="" text:cond-style-name=""><text:span text:style-name="a431" text:class-names="">Pros and cons of either storage technique</text:span><text:span text:style-name="a432" text:class-names=""/></text:p>
          </draw:text-box>
          <svg:title/>
          <svg:desc/>
        </draw:frame>
        <draw:frame draw:id="id68" presentation:style-name="a451" draw:name="Content Placeholder 2" svg:x="0.91667in" svg:y="1.99653in" svg:width="11.5in" svg:height="4.75868in" presentation:class="outline" presentation:placeholder="false">
          <draw:text-box>
            <text:list text:style-name="a437">
              <text:list-item>
                <text:p text:style-name="a436" text:class-names="" text:cond-style-name=""><text:span text:style-name="a435" text:class-names="">All arrays on all ranks is wasteful, but ultimately we are talking about a few tens of double precision integers only.</text:span></text:p>
              </text:list-item>
            </text:list>
            <text:list text:style-name="a440">
              <text:list-item>
                <text:p text:style-name="a439" text:class-names="" text:cond-style-name=""><text:span text:style-name="a438" text:class-names="">All arrays on all ranks is simpler to implement – all particles on that processor can be binned.</text:span></text:p>
              </text:list-item>
            </text:list>
            <text:list text:style-name="a443">
              <text:list-item>
                <text:p text:style-name="a442" text:class-names="" text:cond-style-name=""><text:span text:style-name="a441" text:class-names="">All arrays on all ranks is probably more robust – less chance to do the wrong thing in passing data over ranks</text:span></text:p>
              </text:list-item>
            </text:list>
            <text:list text:style-name="a446">
              <text:list-item>
                <text:p text:style-name="a445" text:class-names="" text:cond-style-name=""><text:span text:style-name="a444" text:class-names="">All data on all ranks simplifies the reduction onto node 0, and will allow for straight forward writing there.</text:span></text:p>
              </text:list-item>
            </text:list>
            <text:list text:style-name="a450">
              <text:list-item>
                <text:p text:style-name="a449" text:class-names="" text:cond-style-name=""><text:span text:style-name="a447" text:class-names="">Having different slices on different ranks is more complicated, so we will not do it this way.</text:span><text:span text:style-name="a448" text:class-names=""/></text:p>
              </text:list-item>
            </text:list>
          </draw:text-box>
          <svg:title/>
          <svg:desc/>
        </draw:frame>
      </draw:page>
      <draw:page draw:name="Slide4" draw:style-name="a452" draw:master-page-name="Master1-Layout2-obj-Title-and-Content" presentation:presentation-page-layout-name="Master1-PPL2" draw:id="Slide-259">
        <draw:frame draw:id="id69" presentation:style-name="a456" draw:name="Title 1" svg:x="0.91667in" svg:y="0.39931in" svg:width="11.5in" svg:height="1.44965in" presentation:class="title" presentation:placeholder="false">
          <draw:text-box>
            <text:p text:style-name="a455" text:class-names="" text:cond-style-name=""><text:span text:style-name="a453" text:class-names="">File I/O:</text:span><text:span text:style-name="a454" text:class-names=""/></text:p>
          </draw:text-box>
          <svg:title/>
          <svg:desc/>
        </draw:frame>
        <draw:frame draw:id="id70" presentation:style-name="a476" draw:name="Content Placeholder 2" svg:x="0.91667in" svg:y="1.99653in" svg:width="11.5in" svg:height="4.75868in" presentation:class="outline" presentation:placeholder="false">
          <draw:text-box>
            <text:list text:style-name="a460">
              <text:list-item>
                <text:p text:style-name="a459" text:class-names="" text:cond-style-name=""><text:span text:style-name="a457" text:class-names="">We don’t want open file handles on crash, so each time we write the new data, we want to read the existing array…<text:s text:c="1"/></text:span><text:span text:style-name="a458" text:class-names="">OR</text:span></text:p>
              </text:list-item>
            </text:list>
            <text:list text:style-name="a464">
              <text:list-item>
                <text:p text:style-name="a463" text:class-names="" text:cond-style-name=""><text:span text:style-name="a461" text:class-names="">We read never read back in what is already in the file, we only write out what is in memory. This could be problematic for restart, but certainly will save on IO. We just overwrite the file each time…<text:s text:c="1"/></text:span><text:span text:style-name="a462" text:class-names="">OR</text:span></text:p>
              </text:list-item>
            </text:list>
            <text:list text:style-name="a467">
              <text:list-item>
                <text:p text:style-name="a466" text:class-names="" text:cond-style-name=""><text:span text:style-name="a465" text:class-names="">We only ever write the slice quantities right at the end. If a restart, then the <text:s text:c="1"/>user doesn’t get them.</text:span></text:p>
              </text:list-item>
            </text:list>
            <text:list text:style-name="a472">
              <text:list-item>
                <text:p text:style-name="a471" text:class-names="" text:cond-style-name=""><text:span text:style-name="a468" text:class-names="">(2.) Seems to be a decent compromise, but perhaps we should ultimately make all available with a flag to switch between. Priority is to have one of these available, so (2) is a good option. We won’t worry about restarts for now. Slice quantities should probably be read back in for restart if this is the approach to take. (1) is probably what the user expects us to do, but is probably<text:s text:c="1"/></text:span><text:span text:style-name="a469" text:class-names="">quite inefficient.</text:span><text:span text:style-name="a470" text:class-names=""/></text:p>
              </text:list-item>
            </text:list>
            <text:list text:style-name="a475">
              <text:list-item>
                <text:p text:style-name="a474" text:class-names="" text:cond-style-name=""><text:span text:style-name="a47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esign of Twiss Parameter Storage in Puffin</dc:title>
    <meta:initial-creator>Jonny</meta:initial-creator>
    <dc:creator>Jonny</dc:creator>
    <meta:creation-date>2016-06-24T11:22:49Z</meta:creation-date>
    <dc:date>2016-06-24T12:28:45Z</dc:date>
    <meta:editing-cycles>2</meta:editing-cycles>
    <meta:editing-duration>PT3955S</meta:editing-duration>
    <meta:document-statistic meta:paragraph-count="21" meta:word-count="437"/>
  </office:meta>
</office:document-meta>
</file>